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language="ro" fo:country="RO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ro" fo:country="RO" style:font-size-asian="14pt" style:language-asian="zxx" style:country-asian="none" style:font-size-complex="14pt" style:language-complex="zxx" style:country-complex="non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text-properties fo:font-weight="bold" style:font-weight-asian="bold" style:font-weight-complex="bold"/>
    </style:style>
    <style:style style:name="T1" style:family="text">
      <style:text-properties fo:language="ro" fo:country="R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1.1. Motivație și scop</text:span></text:p>
      <text:p text:style-name="P1"><text:span text:style-name="T2"/></text:p>
      <text:p text:style-name="P1"><text:span text:style-name="T2"><text:tab/></text:span><text:span text:style-name="T3">Motivația alegerii acestei aplicații este susținută de plăcerea de lucra cu limbajul de programare C# și cu baze de date. Ca o părere personală, consider că aceste două tehnologii reprezentate de SQL Server și limbajul de programare C# se află într-o armonie, iar suportul tehnologic oferit de Microsoft, mai exact Visual Studio și SQL Server Management Studio, este admirabil.</text:span></text:p>
      <text:p text:style-name="P1"><text:span text:style-name="T3"><text:tab/>O altă motivație a alegerii acestei teme reprezintă oportunitatea de a colabora cu cadre didactice, o părere personală este că experiența acumulată de-a lungul perioadei de muncă pentru licență este remarcabilă și conduce la schimbarea modului de lucru, la un mod mai apropiat de lumea reală.</text:span></text:p>
      <text:p text:style-name="P1"><text:span text:style-name="T3"><text:tab/>Scopul aplicației de gestiune este să asigure reflectarea stocurilor pe baza facturilor de intrare și de ieșire, de a stoca toate informațiile cu privire la operațiile efectuate, de a pune la dispoziție utilizatorului toate informațiile necesare pentru a avea o viziune clară asupra stocurilor.</text:span></text:p>
      <text:p text:style-name="P1"><text:span text:style-name="T3"/></text:p>
      <text:p text:style-name="P2"><text:span text:style-name="T2"><text:tab/>1.2. Scurtă prezentare</text:span></text:p>
      <text:p text:style-name="P2"><text:span text:style-name="T2"/></text:p>
      <text:p text:style-name="P2"><text:span text:style-name="T4"><text:tab/>Aplicație cu baze de date de gestionare a unei firme</text:span><text:span text:style-name="T3"> - este o aplicație desktop realizată în platforma Microsoft .NET 4.0 folosind limbajul de programare C#. Este structurată pe trei proiecte: unul de business (care conține logica aplicației), unul vizual principal (care oferă interfețele pentru utilizator) și încă unul vizual secundar, care oferă o interfață de autentificare realizată în WPF (Windows Presentation Foundation).</text:span></text:p>
      <text:p text:style-name="P2"><text:span text:style-name="T3"><text:tab/>Logica aplicației se bazează pe trei componente mari: stocurile, facturile și plățile. Aceste componente cuprind și alte clase care sunt importante (de ex: Firmele), dar în esență, ele reprezintă fundația aplicației. Toată logica aplicației este apelată din proiectul vizual principal, existând astfel o separare a logicii de interfață.</text:span></text:p>
      <text:p text:style-name="P2"><text:span text:style-name="T3"><text:tab/>Aplicația constă la început dintr-o etapă de autentificare, care are rolul de a limita accesul la aplicație doar pentru utilizatorii care dețin date de autentificare. Confirmarea autentificării are ca rezultat încărcarea aplicației principa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o" fo:country="RO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api<text:span text:style-name="MT1">tolul 1 - Introducere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22M10S</meta:editing-duration>
    <meta:editing-cycles>12</meta:editing-cycles>
    <meta:generator>OpenOffice.org/3.2$Win32 OpenOffice.org_project/320m18$Build-9502</meta:generator>
    <dc:date>2012-06-28T04:32:23.44</dc:date>
    <meta:document-statistic meta:table-count="0" meta:image-count="0" meta:object-count="0" meta:page-count="1" meta:paragraph-count="10" meta:word-count="305" meta:character-count="2050"/>
    <meta:user-defined meta:name="Info 1"/>
    <meta:user-defined meta:name="Info 2"/>
    <meta:user-defined meta:name="Info 3"/>
    <meta:user-defined meta:name="Info 4"/>
  </office:meta>
</office:document-meta>
</file>